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95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22.09pt"/>
    </style:style>
    <style:style style:name="co11" style:family="table-column">
      <style:table-column-properties fo:break-before="auto" style:column-width="130.51pt"/>
    </style:style>
    <style:style style:name="co12" style:family="table-column">
      <style:table-column-properties fo:break-before="auto" style:column-width="143.86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16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61"/>
    <style:style style:name="ce6" style:family="table-cell" style:parent-style-name="Default" style:data-style-name="N10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Imagefi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4294967295 (ReadLSB w32 0 targetColor))) (Eq 4294967295 (ReadLSB w32 0 __arr32__image)) (Eq 4294967295 (ReadLSB w32 8 __arr32__image)) (Eq 4294967295 (ReadLSB w32 4 __arr32__image)) (Eq 4294967295 (ReadLSB w32 12 __arr32__image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image[3] * (1 - image_err)) = (image[0] * (1 - image_err)))</text:p>
          </table:table-cell>
          <table:table-cell/>
        </table:table-row>
        <table:table-row table:style-name="ro1">
          <table:table-cell office:value-type="string" calcext:value-type="string">
            <text:p>Probability score (pathLength, pathProbability):</text:p>
          </table:table-cell>
          <table:table-cell table:style-name="ce4" office:value-type="string" calcext:value-type="string">
            <text:p>(214, 8.737306e-74)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4:.B34]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  <table:table-cell/>
        </table:table-row>
        <table:table-row table:style-name="ro1">
          <table:table-cell office:value-type="string" calcext:value-type="string">
            <text:p>Floodfill class</text:p>
          </table:table-cell>
          <table:table-cell office:value-type="string" calcext:value-type="string">
            <text:p>pixe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4]=[.D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table:formula="of:=IF([.C5]=[.D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6]=[.D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7]=[.D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8]=[.D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0]=[.D1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1]=[.D1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3]=[.D1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4]=[.D1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6]=[.D1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7]=[.D1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8]=[.D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9]=[.D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20]=[.D2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</text:p>
          </table:table-cell>
          <table:table-cell table:number-columns-repeated="2"/>
          <table:table-cell table:formula="of:=IF([.C21]=[.D2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canLi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2</text:p>
          </table:table-cell>
          <table:table-cell table:number-columns-repeated="2"/>
          <table:table-cell table:formula="of:=IF([.C22]=[.D2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3</text:p>
          </table:table-cell>
          <table:table-cell table:number-columns-repeated="2"/>
          <table:table-cell table:formula="of:=IF([.C23]=[.D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4</text:p>
          </table:table-cell>
          <table:table-cell table:number-columns-repeated="2"/>
          <table:table-cell table:formula="of:=IF([.C24]=[.D2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5</text:p>
          </table:table-cell>
          <table:table-cell table:number-columns-repeated="2"/>
          <table:table-cell table:formula="of:=IF([.C25]=[.D2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6</text:p>
          </table:table-cell>
          <table:table-cell table:number-columns-repeated="2"/>
          <table:table-cell table:formula="of:=IF([.C26]=[.D2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7</text:p>
          </table:table-cell>
          <table:table-cell table:number-columns-repeated="2"/>
          <table:table-cell table:formula="of:=IF([.C27]=[.D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x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8</text:p>
          </table:table-cell>
          <table:table-cell table:number-columns-repeated="2"/>
          <table:table-cell table:formula="of:=IF([.C28]=[.D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9</text:p>
          </table:table-cell>
          <table:table-cell table:number-columns-repeated="2"/>
          <table:table-cell table:formula="of:=IF([.C29]=[.D2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0</text:p>
          </table:table-cell>
          <table:table-cell table:number-columns-repeated="2"/>
          <table:table-cell table:formula="of:=IF([.C30]=[.D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Lin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1</text:p>
          </table:table-cell>
          <table:table-cell table:number-columns-repeated="2"/>
          <table:table-cell table:formula="of:=IF([.C31]=[.D3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2</text:p>
          </table:table-cell>
          <table:table-cell table:number-columns-repeated="2"/>
          <table:table-cell table:formula="of:=IF([.C32]=[.D3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3</text:p>
          </table:table-cell>
          <table:table-cell table:number-columns-repeated="2"/>
          <table:table-cell table:formula="of:=IF([.C33]=[.D3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4</text:p>
          </table:table-cell>
          <table:table-cell table:number-columns-repeated="2"/>
          <table:table-cell table:formula="of:=IF([.C34]=[.D34];1;0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9/31" office:value-type="percentage" office:value="0.290322580645161" calcext:value-type="percentage">
            <text:p>29.03%</text:p>
          </table:table-cell>
          <table:table-cell table:number-columns-repeated="5"/>
          <table:table-cell table:formula="of:=SUM([.H4:.H34])" office:value-type="float" office:value="9" calcext:value-type="float">
            <text:p>9</text:p>
          </table:table-cell>
        </table:table-row>
      </table:table>
      <table:table table:name="ApproxSym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ce11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4:.B34])" office:value-type="float" office:value="31" calcext:value-type="float">
            <text:p>31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office:value-type="string" calcext:value-type="string">
            <text:p>Floodfill class</text:p>
          </table:table-cell>
          <table:table-cell office:value-type="string" calcext:value-type="string">
            <text:p>pixels</text:p>
          </table:table-cell>
          <table:table-cell table:number-columns-repeated="2" office:value-type="string" calcext:value-type="string">
            <text:p>Y</text:p>
          </table:table-cell>
          <table:table-cell table:formula="of:=IF([.C4]=&quot;N&quot;;IF([.D4]=&quot;N&quot;;&quot;TN&quot;;&quot;FP&quot;);IF([.D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table:formula="of:=IF([.C9]=&quot;N&quot;;IF([.D9]=&quot;N&quot;;&quot;TN&quot;;&quot;FP&quot;);IF([.D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10" office:value-type="string" calcext:value-type="string">
            <text:p>getPi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table:number-columns-repeated="2" office:value-type="string" calcext:value-type="string">
            <text:p>Y</text:p>
          </table:table-cell>
          <table:table-cell table:formula="of:=IF([.C12]=&quot;N&quot;;IF([.D12]=&quot;N&quot;;&quot;TN&quot;;&quot;FP&quot;);IF([.D12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10" office:value-type="string" calcext:value-type="string">
            <text:p>setPi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10" office:value-type="string" calcext:value-type="string">
            <text:p>fill</text:p>
          </table:table-cell>
          <table:table-cell table:style-name="ce10" office:value-type="string" calcext:value-type="string">
            <text:p>width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newColor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inScanLine</text:p>
          </table:table-cell>
          <table:table-cell table:number-columns-repeated="2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style-name="ce10" office:value-type="string" calcext:value-type="string">
            <text:p>pu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24]=&quot;N&quot;;IF([.D24]=&quot;N&quot;;&quot;TN&quot;;&quot;FP&quot;);IF([.D2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5]=&quot;N&quot;;IF([.D25]=&quot;N&quot;;&quot;TN&quot;;&quot;FP&quot;);IF([.D25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new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6]=&quot;N&quot;;IF([.D26]=&quot;N&quot;;&quot;TN&quot;;&quot;FP&quot;);IF([.D2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7]=&quot;N&quot;;IF([.D27]=&quot;N&quot;;&quot;TN&quot;;&quot;FP&quot;);IF([.D2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style-name="ce10" office:value-type="string" calcext:value-type="string">
            <text:p>popx</text:p>
          </table:table-cell>
          <table:table-cell table:style-name="ce10" office:value-type="string" calcext:value-type="string">
            <text:p>return 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style-name="ce10" office:value-type="string" calcext:value-type="string">
            <text:p>pop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style-name="ce10" office:value-type="string" calcext:value-type="string">
            <text:p>fillLine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C33]=&quot;N&quot;;IF([.D33]=&quot;N&quot;;&quot;TN&quot;;&quot;FP&quot;);IF([.D3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COUNTIFS([.E4:.E34];&quot;=TP&quot;)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COUNTIFS([.E4:.E34];&quot;=TN&quot;)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style-name="ce11" table:formula="of:=COUNTIFS([.E4:.E34];&quot;=FP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COUNTIFS([.E4:.E34];&quot;=FN&quot;)" office:value-type="float" office:value="20" calcext:value-type="float">
            <text:p>2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0" table:formula="of:=SUM([.C36:.C39])" office:value-type="float" office:value="31" calcext:value-type="float">
            <text:p>31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ccuracy </text:p>
          </table:table-cell>
          <table:table-cell table:formula="of:=([.C36]+[.C37])/[.C40]" office:value-type="float" office:value="0.354838709677419" calcext:value-type="float">
            <text:p>0.3548387097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6]/([.C36]+[.C38]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36]/([.C36]+[.C39])" office:value-type="float" office:value="0.285714285714286" calcext:value-type="float">
            <text:p>0.2857142857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1:58:25.12120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21T01:15:22.442276479</dc:date>
    <meta:editing-duration>P2DT3H21M15S</meta:editing-duration>
    <meta:editing-cycles>56</meta:editing-cycles>
    <meta:generator>LibreOffice/5.1.6.2$Linux_X86_64 LibreOffice_project/10m0$Build-2</meta:generator>
    <meta:document-statistic meta:table-count="3" meta:cell-count="343" meta:object-count="0"/>
  </office:meta>
</office:document-meta>
</file>